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nux Libertine" svg:font-family="'Linux Libertine', Georgia, Times, serif"/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3c106" officeooo:paragraph-rsid="0013c106"/>
    </style:style>
    <style:style style:name="P2" style:family="paragraph" style:parent-style-name="Text_20_body">
      <style:text-properties fo:font-variant="normal" fo:text-transform="none" fo:color="#202122" style:font-name="sans-serif" fo:letter-spacing="normal" fo:font-style="normal" fo:font-weight="normal" style:font-name-asian="sans-serif" style:font-style-asian="normal" style:font-weight-asian="normal" style:font-name-complex="sans-serif" style:font-style-complex="normal" style:font-weight-complex="normal"/>
    </style:style>
    <style:style style:name="P3" style:family="paragraph" style:parent-style-name="Text_20_body">
      <style:paragraph-properties fo:line-height="160%" fo:orphans="2" fo:widows="2"/>
    </style:style>
    <style:style style:name="P4" style:family="paragraph" style:parent-style-name="Text_20_body">
      <style:text-properties officeooo:rsid="0013c106" officeooo:paragraph-rsid="0013c106"/>
    </style:style>
    <style:style style:name="P5" style:family="paragraph" style:parent-style-name="Text_20_body">
      <style:paragraph-properties fo:margin-left="0cm" fo:margin-right="0cm" fo:line-height="160%" fo:orphans="2" fo:widows="2" fo:text-indent="0cm" style:auto-text-indent="false"/>
    </style:style>
    <style:style style:name="P6" style:family="paragraph" style:parent-style-name="Text_20_body">
      <style:paragraph-properties fo:margin-left="0cm" fo:margin-right="0cm" fo:line-height="160%" fo:orphans="2" fo:widows="2" fo:text-indent="0cm" style:auto-text-indent="false"/>
      <style:text-properties officeooo:rsid="0013c106"/>
    </style:style>
    <style:style style:name="P7" style:family="paragraph" style:parent-style-name="Text_20_body">
      <style:paragraph-properties fo:margin-left="0cm" fo:margin-right="0cm" fo:margin-top="0cm" fo:margin-bottom="0cm" loext:contextual-spacing="false" fo:line-height="130%" fo:orphans="2" fo:widows="2" fo:text-indent="0cm" style:auto-text-indent="false" fo:padding-left="0cm" fo:padding-right="0cm" fo:padding-top="0cm" fo:padding-bottom="0.049cm" fo:border-left="none" fo:border-right="none" fo:border-top="none" fo:border-bottom="0.06pt solid #a2a9b1"/>
      <style:text-properties officeooo:rsid="0013c106"/>
    </style:style>
    <style:style style:name="P8" style:family="paragraph" style:parent-style-name="Text_20_body">
      <style:paragraph-properties fo:margin-left="0cm" fo:margin-right="0cm" fo:margin-top="0cm" fo:margin-bottom="0cm" loext:contextual-spacing="false" fo:line-height="130%" fo:orphans="2" fo:widows="2" fo:text-indent="0cm" style:auto-text-indent="false" fo:padding-left="0cm" fo:padding-right="0cm" fo:padding-top="0cm" fo:padding-bottom="0.049cm" fo:border-left="none" fo:border-right="none" fo:border-top="none" fo:border-bottom="0.06pt solid #a2a9b1"/>
      <style:text-properties officeooo:rsid="00164fe0" officeooo:paragraph-rsid="00164fe0"/>
    </style:style>
    <style:style style:name="P9" style:family="paragraph" style:parent-style-name="Text_20_body">
      <style:paragraph-properties fo:margin-left="0cm" fo:margin-right="0cm" fo:margin-top="0cm" fo:margin-bottom="0cm" loext:contextual-spacing="false" fo:line-height="130%" fo:orphans="2" fo:widows="2" fo:text-indent="0cm" style:auto-text-indent="false" fo:padding-left="0cm" fo:padding-right="0cm" fo:padding-top="0cm" fo:padding-bottom="0.049cm" fo:border-left="none" fo:border-right="none" fo:border-top="none" fo:border-bottom="0.06pt solid #a2a9b1"/>
      <style:text-properties officeooo:rsid="00168a15" officeooo:paragraph-rsid="00168a15"/>
    </style:style>
    <style:style style:name="P10" style:family="paragraph" style:parent-style-name="Text_20_body">
      <style:paragraph-properties fo:margin-left="0cm" fo:margin-right="0cm" fo:margin-top="0cm" fo:margin-bottom="0cm" loext:contextual-spacing="false" fo:line-height="130%" fo:orphans="2" fo:widows="2" fo:text-indent="0cm" style:auto-text-indent="false" fo:padding-left="0cm" fo:padding-right="0cm" fo:padding-top="0cm" fo:padding-bottom="0.049cm" fo:border-left="none" fo:border-right="none" fo:border-top="none" fo:border-bottom="0.06pt solid #a2a9b1"/>
      <style:text-properties officeooo:rsid="001a2132" officeooo:paragraph-rsid="001a2132"/>
    </style:style>
    <style:style style:name="P11" style:family="paragraph" style:parent-style-name="Text_20_body">
      <style:paragraph-properties fo:margin-left="0cm" fo:margin-right="0cm" fo:margin-top="0cm" fo:margin-bottom="0cm" loext:contextual-spacing="false" fo:line-height="130%" fo:orphans="2" fo:widows="2" fo:text-indent="0cm" style:auto-text-indent="false" fo:padding-left="0cm" fo:padding-right="0cm" fo:padding-top="0cm" fo:padding-bottom="0.074cm" fo:border-left="none" fo:border-right="none" fo:border-top="none" fo:border-bottom="0.99pt solid #000000" style:join-border="false"/>
      <style:text-properties officeooo:rsid="0013c106"/>
    </style:style>
    <style:style style:name="P12" style:family="paragraph" style:parent-style-name="Text_20_body">
      <style:paragraph-properties fo:margin-left="0cm" fo:margin-right="0cm" fo:margin-top="0cm" fo:margin-bottom="0cm" loext:contextual-spacing="false" fo:line-height="130%" fo:orphans="2" fo:widows="2" fo:text-indent="0cm" style:auto-text-indent="false" fo:padding-left="0cm" fo:padding-right="0cm" fo:padding-top="0cm" fo:padding-bottom="0.074cm" fo:border-left="none" fo:border-right="none" fo:border-top="none" fo:border-bottom="0.99pt solid #000000" style:join-border="false"/>
      <style:text-properties officeooo:rsid="00168a15" officeooo:paragraph-rsid="00168a15"/>
    </style:style>
    <style:style style:name="P13" style:family="paragraph" style:parent-style-name="Text_20_body">
      <style:paragraph-properties fo:margin-top="0cm" fo:margin-bottom="0cm" loext:contextual-spacing="false"/>
    </style:style>
    <style:style style:name="P14" style:family="paragraph" style:parent-style-name="Heading_20_1">
      <style:text-properties officeooo:rsid="0013c106" officeooo:paragraph-rsid="0013c106"/>
    </style:style>
    <style:style style:name="P15" style:family="paragraph" style:parent-style-name="Heading_20_1">
      <style:text-properties fo:font-variant="normal" fo:text-transform="none" fo:color="#000000" style:font-name="Linux Libertine" fo:letter-spacing="normal" fo:font-style="normal" fo:font-weight="normal" officeooo:rsid="0013c106" officeooo:paragraph-rsid="0013c106"/>
    </style:style>
    <style:style style:name="T1" style:family="text">
      <style:text-properties fo:color="#72777d"/>
    </style:style>
    <style:style style:name="T2" style:family="text">
      <style:text-properties fo:color="#0645ad" style:text-line-through-style="none" style:text-line-through-type="none" style:text-underline-style="none" style:text-blinking="false"/>
    </style:style>
    <style:style style:name="T3" style:family="text">
      <style:text-properties fo:font-variant="normal" fo:text-transform="none" fo:color="#000000" style:font-name="Linux Libertine" fo:letter-spacing="normal" fo:font-style="normal" fo:font-weight="normal"/>
    </style:style>
    <style:style style:name="T4" style:family="text">
      <style:text-properties fo:font-variant="normal" fo:text-transform="none" fo:color="#72777d" style:font-name="Linux Libertine" fo:letter-spacing="normal" fo:font-style="normal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<text:span text:style-name="T4">Letzte abfrage:</text:span></text:p>
      <text:p text:style-name="P9"><text:span text:style-name="T4"/></text:p>
      <text:p text:style-name="P9"><text:span text:style-name="T4">SELECT ?item ?itemLabel ?inventorynumber ?collection ?collectionLabel</text:span></text:p>
      <text:p text:style-name="P9"><text:span text:style-name="T4">#SELECT ?material (count(?material) as ?count</text:span></text:p>
      <text:p text:style-name="P9"><text:span text:style-name="T4">#SELECT ?prop (count(?prop) as ?count)</text:span></text:p>
      <text:p text:style-name="P9"><text:span text:style-name="T4">#SELECT DISTINCT ?prop</text:span></text:p>
      <text:p text:style-name="P9"><text:span text:style-name="T4">#SELECT ?item ?itemLabel ?creator ?creatorLabel ?oeblid ?instanceOf ?instanceOfLabel ?width ?height</text:span></text:p>
      <text:p text:style-name="P9"><text:span text:style-name="T4">WHERE </text:span></text:p>
      <text:p text:style-name="P9"><text:span text:style-name="T4">{</text:span></text:p>
      <text:p text:style-name="P9"><text:span text:style-name="T4"><text:s text:c="2"/>?item wdt:P170 ?creator.</text:span></text:p>
      <text:p text:style-name="P9"><text:span text:style-name="T4"><text:s text:c="2"/>?creator wdt:P6194 ?oeblid.</text:span></text:p>
      <text:p text:style-name="P9"><text:span text:style-name="T4"><text:s text:c="2"/>?item wdt:P217 ?inventorynumber.</text:span></text:p>
      <text:p text:style-name="P9"><text:span text:style-name="T4"><text:s text:c="2"/>OPTIONAL</text:span></text:p>
      <text:p text:style-name="P9"><text:span text:style-name="T4"><text:s text:c="2"/>{?inventorynumber wdt:P195 ?collection.}</text:span></text:p>
      <text:p text:style-name="P9"><text:span text:style-name="T4"><text:s text:c="2"/>#?item ?prop ?a.</text:span></text:p>
      <text:p text:style-name="P9"><text:span text:style-name="T4"><text:s text:c="2"/>OPTIONAL <text:s/></text:span></text:p>
      <text:p text:style-name="P9"><text:span text:style-name="T4"><text:s text:c="2"/>{?item wdt:P31 ?instanceOf.}</text:span></text:p>
      <text:p text:style-name="P9"><text:span text:style-name="T4"><text:s text:c="2"/>#OPTIONAL <text:s/></text:span></text:p>
      <text:p text:style-name="P9"><text:span text:style-name="T4"><text:s text:c="2"/>#{?item wdt:P217 ?inventorynumber.}</text:span></text:p>
      <text:p text:style-name="P9"><text:span text:style-name="T4"><text:s text:c="2"/>#OPTIONAL <text:s/></text:span></text:p>
      <text:p text:style-name="P9"><text:span text:style-name="T4"><text:s text:c="2"/>#{?item wdt:P2049 ?width.}</text:span></text:p>
      <text:p text:style-name="P9"><text:span text:style-name="T4"><text:s text:c="2"/>#OPTIONAL <text:s/></text:span></text:p>
      <text:p text:style-name="P9"><text:span text:style-name="T4"><text:s text:c="2"/>#{?item wdt:P2048 ?height.}</text:span></text:p>
      <text:p text:style-name="P9"><text:span text:style-name="T4"><text:s text:c="2"/>#OPTIONAL <text:s/></text:span></text:p>
      <text:p text:style-name="P9"><text:span text:style-name="T4"><text:s text:c="2"/>#{?item wdt:P1684 ?inscription.}</text:span></text:p>
      <text:p text:style-name="P9"><text:span text:style-name="T4"><text:s text:c="2"/>#OPTIONAL <text:s/></text:span></text:p>
      <text:p text:style-name="P9"><text:span text:style-name="T4"><text:s text:c="2"/>#{?item wdt:P1257 ?iconclass.}</text:span></text:p>
      <text:p text:style-name="P9"><text:span text:style-name="T4"><text:s text:c="2"/>OPTIONAL <text:s/></text:span></text:p>
      <text:p text:style-name="P9"><text:span text:style-name="T4"><text:s text:c="2"/>{?item wdt:P195 ?collection.}</text:span></text:p>
      <text:p text:style-name="P9"><text:span text:style-name="T4"><text:s text:c="2"/>SERVICE wikibase:label { bd:serviceParam wikibase:language "en". } # &lt;span lang="en" dir="ltr" class="mw-content-ltr"&gt;Helps get the label in your language, if not, then en language&lt;/span&gt;</text:span></text:p>
      <text:p text:style-name="P9"><text:span text:style-name="T4">} </text:span></text:p>
      <text:p text:style-name="P9"><text:span text:style-name="T4">_____________________________________________________</text:span></text:p>
      <text:p text:style-name="P9"><text:span text:style-name="T4">Werk in Sammlung:<text:line-break/><text:line-break/>SELECT ?item ?itemLabel ?inventorynumber ?collection ?collectionLabel</text:span></text:p>
      <text:p text:style-name="P9"><text:span text:style-name="T4">#SELECT ?material (count(?material) as ?count</text:span></text:p>
      <text:p text:style-name="P9"><text:span text:style-name="T4">#SELECT ?prop (count(?prop) as ?count)</text:span></text:p>
      <text:p text:style-name="P9"><text:soft-page-break/><text:span text:style-name="T4">#SELECT DISTINCT ?prop</text:span></text:p>
      <text:p text:style-name="P9"><text:span text:style-name="T4">#SELECT ?item ?itemLabel ?creator ?creatorLabel ?oeblid ?instanceOf ?instanceOfLabel ?width ?height</text:span></text:p>
      <text:p text:style-name="P9"><text:span text:style-name="T4">WHERE </text:span></text:p>
      <text:p text:style-name="P9"><text:span text:style-name="T4">{</text:span></text:p>
      <text:p text:style-name="P9"><text:span text:style-name="T4"><text:s text:c="2"/>?item wdt:P170 ?creator.</text:span></text:p>
      <text:p text:style-name="P9"><text:span text:style-name="T4"><text:s text:c="2"/>?creator wdt:P6194 ?oeblid.</text:span></text:p>
      <text:p text:style-name="P9"><text:span text:style-name="T4"><text:s text:c="2"/>?item wdt:P217 ?inventorynumber.</text:span></text:p>
      <text:p text:style-name="P9"><text:span text:style-name="T4"><text:s text:c="2"/>OPTIONAL</text:span></text:p>
      <text:p text:style-name="P9"><text:span text:style-name="T4"><text:s text:c="2"/>{?inventorynumber wdt:P195 ?collection.}</text:span></text:p>
      <text:p text:style-name="P9"><text:span text:style-name="T4"><text:s text:c="2"/>#?item ?prop ?a.</text:span></text:p>
      <text:p text:style-name="P9"><text:span text:style-name="T4"><text:s text:c="2"/>OPTIONAL <text:s/></text:span></text:p>
      <text:p text:style-name="P9"><text:span text:style-name="T4"><text:s text:c="2"/>{?item wdt:P31 ?instanceOf.}</text:span></text:p>
      <text:p text:style-name="P9"><text:span text:style-name="T4"><text:s text:c="2"/>#OPTIONAL <text:s/></text:span></text:p>
      <text:p text:style-name="P9"><text:span text:style-name="T4"><text:s text:c="2"/>#{?item wdt:P217 ?inventorynumber.}</text:span></text:p>
      <text:p text:style-name="P9"><text:span text:style-name="T4"><text:s text:c="2"/>#OPTIONAL <text:s/></text:span></text:p>
      <text:p text:style-name="P9"><text:span text:style-name="T4"><text:s text:c="2"/>#{?item wdt:P2049 ?width.}</text:span></text:p>
      <text:p text:style-name="P9"><text:span text:style-name="T4"><text:s text:c="2"/>#OPTIONAL <text:s/></text:span></text:p>
      <text:p text:style-name="P9"><text:span text:style-name="T4"><text:s text:c="2"/>#{?item wdt:P2048 ?height.}</text:span></text:p>
      <text:p text:style-name="P9"><text:span text:style-name="T4"><text:s text:c="2"/>#OPTIONAL <text:s/></text:span></text:p>
      <text:p text:style-name="P9"><text:span text:style-name="T4"><text:s text:c="2"/>#{?item wdt:P1684 ?inscription.}</text:span></text:p>
      <text:p text:style-name="P9"><text:span text:style-name="T4"><text:s text:c="2"/>#OPTIONAL <text:s/></text:span></text:p>
      <text:p text:style-name="P9"><text:span text:style-name="T4"><text:s text:c="2"/>#{?item wdt:P1257 ?iconclass.}</text:span></text:p>
      <text:p text:style-name="P9"><text:span text:style-name="T4"><text:s text:c="2"/>OPTIONAL <text:s/></text:span></text:p>
      <text:p text:style-name="P9"><text:span text:style-name="T4"><text:s text:c="2"/>{?item wdt:P195 ?collection.}</text:span></text:p>
      <text:p text:style-name="P9"><text:span text:style-name="T4"><text:s text:c="2"/>SERVICE wikibase:label { bd:serviceParam wikibase:language "en". } # &lt;span lang="en" dir="ltr" class="mw-content-ltr"&gt;Helps get the label in your language, if not, then en language&lt;/span&gt;</text:span></text:p>
      <text:p text:style-name="P9"><text:span text:style-name="T4">} </text:span></text:p>
      <text:p text:style-name="P12"><text:span text:style-name="T4"/></text:p>
      <text:p text:style-name="P9"><text:span text:style-name="T4"/></text:p>
      <text:p text:style-name="P9"><text:span text:style-name="T4"/></text:p>
      <text:p text:style-name="P9"><text:span text:style-name="T4"/></text:p>
      <text:p text:style-name="P9"><text:span text:style-name="T4">_____________________________________________________________________________</text:span></text:p>
      <text:p text:style-name="P8"><text:span text:style-name="T4"/></text:p>
      <text:p text:style-name="P8"><text:span text:style-name="T4">Properties nach Häufigkeit:<text:line-break/><text:line-break/>SELECT ?prop (count(?prop) as ?count)</text:span></text:p>
      <text:p text:style-name="P8"><text:span text:style-name="T4">#SELECT DISTINCT ?prop</text:span></text:p>
      <text:p text:style-name="P8"><text:soft-page-break/><text:span text:style-name="T4">#SELECT ?item ?itemLabel ?creator ?creatorLabel ?oeblid ?instanceOf ?instanceOfLabel ?width ?height</text:span></text:p>
      <text:p text:style-name="P8"><text:span text:style-name="T4">WHERE </text:span></text:p>
      <text:p text:style-name="P8"><text:span text:style-name="T4">{</text:span></text:p>
      <text:p text:style-name="P8"><text:span text:style-name="T4"><text:s text:c="2"/>?item wdt:P170 ?creator.</text:span></text:p>
      <text:p text:style-name="P8"><text:span text:style-name="T4"><text:s text:c="2"/>?creator wdt:P6194 ?oeblid.</text:span></text:p>
      <text:p text:style-name="P8"><text:span text:style-name="T4"><text:s text:c="2"/>?item ?prop ?a.</text:span></text:p>
      <text:p text:style-name="P8"><text:span text:style-name="T4"><text:s text:c="2"/>OPTIONAL <text:s/></text:span></text:p>
      <text:p text:style-name="P8"><text:span text:style-name="T4"><text:s text:c="2"/>{?item wdt:P31 ?instanceOf.}</text:span></text:p>
      <text:p text:style-name="P8"><text:span text:style-name="T4"><text:s text:c="2"/>OPTIONAL <text:s/></text:span></text:p>
      <text:p text:style-name="P8"><text:span text:style-name="T4"><text:s text:c="2"/>{?item wdt:P2049 ?width.}</text:span></text:p>
      <text:p text:style-name="P8"><text:span text:style-name="T4"><text:s text:c="2"/>OPTIONAL <text:s/></text:span></text:p>
      <text:p text:style-name="P8"><text:span text:style-name="T4"><text:s text:c="2"/>{?item wdt:P2048 ?height.}</text:span></text:p>
      <text:p text:style-name="P8"><text:span text:style-name="T4"><text:s text:c="2"/>SERVICE wikibase:label { bd:serviceParam wikibase:language "en". } # &lt;span lang="en" dir="ltr" class="mw-content-ltr"&gt;Helps get the label in your language, if not, then en language&lt;/span&gt;</text:span></text:p>
      <text:p text:style-name="P8"><text:span text:style-name="T4">} GROUP by ?prop </text:span></text:p>
      <text:p text:style-name="P8"><text:span text:style-name="T4">ORDER by DESC(?count)</text:span></text:p>
      <text:p text:style-name="P8"><text:span text:style-name="T4"/></text:p>
      <text:p text:style-name="P8"><text:span text:style-name="T4"/></text:p>
      <text:p text:style-name="P7"><text:span text:style-name="T4"/></text:p>
      <text:p text:style-name="P11"><text:span text:style-name="T4"/></text:p>
      <text:p text:style-name="P7"><text:span text:style-name="T4"/></text:p>
      <text:p text:style-name="P7"><text:span text:style-name="T4">SELECT ?item ?itemLabel ?creator ?creatorLabel ?oeblid ?instanceOf ?instanceOfLabel ?width ?height</text:span></text:p>
      <text:p text:style-name="P7"><text:span text:style-name="T4">WHERE </text:span></text:p>
      <text:p text:style-name="P7"><text:span text:style-name="T4">{</text:span></text:p>
      <text:p text:style-name="P7"><text:span text:style-name="T4"><text:s text:c="2"/>?item wdt:P170 ?creator. # Muss von einer Michelangelo sein</text:span></text:p>
      <text:p text:style-name="P7"><text:span text:style-name="T4"><text:s text:c="2"/>?creator wdt:P6194 ?oeblid.</text:span></text:p>
      <text:p text:style-name="P7"><text:span text:style-name="T4"><text:s text:c="2"/>OPTIONAL <text:s/></text:span></text:p>
      <text:p text:style-name="P7"><text:span text:style-name="T4"><text:s text:c="2"/>{?item wdt:P31 ?instanceOf.}</text:span></text:p>
      <text:p text:style-name="P7"><text:span text:style-name="T4"><text:s text:c="2"/>OPTIONAL <text:s/></text:span></text:p>
      <text:p text:style-name="P7"><text:span text:style-name="T4"><text:s text:c="2"/>{?item wdt:P2049 ?width.}</text:span></text:p>
      <text:p text:style-name="P7"><text:span text:style-name="T4"><text:s text:c="2"/>OPTIONAL <text:s/></text:span></text:p>
      <text:p text:style-name="P7"><text:span text:style-name="T4"><text:s text:c="2"/>{?item wdt:P2048 ?height.}</text:span></text:p>
      <text:p text:style-name="P7"><text:span text:style-name="T4"><text:s text:c="2"/>SERVICE wikibase:label { bd:serviceParam wikibase:language "[AUTO_LANGUAGE],en". } # &lt;span lang="en" dir="ltr" class="mw-content-ltr"&gt;Helps get the label in your language, if not, then en language&lt;/span&gt;</text:span></text:p>
      <text:p text:style-name="P7"><text:span text:style-name="T4">}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nux Libertine" svg:font-family="'Linux Libertine', Georgia, Times, serif"/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WenQuanYi Micro Hei" style:font-family-asian="'WenQuanYi Micro Hei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0-10T09:24:37.019031245</meta:creation-date>
    <dc:date>2022-10-10T13:36:36.715585412</dc:date>
    <meta:editing-duration>PT49M18S</meta:editing-duration>
    <meta:editing-cycles>2</meta:editing-cycles>
    <meta:generator>LibreOffice/6.1.5.2$Linux_X86_64 LibreOffice_project/10$Build-2</meta:generator>
    <meta:document-statistic meta:table-count="0" meta:image-count="0" meta:object-count="0" meta:page-count="3" meta:paragraph-count="91" meta:word-count="339" meta:character-count="3180" meta:non-whitespace-character-count="2761"/>
  </office:meta>
</office:document-meta>
</file>